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9.084cm" fo:margin-left="-0.106cm" fo:margin-top="0cm" fo:margin-bottom="0cm" table:align="left"/>
    </style:style>
    <style:style style:name="Таблиця1.A" style:family="table-column">
      <style:table-column-properties style:column-width="2.311cm"/>
    </style:style>
    <style:style style:name="Таблиця1.B" style:family="table-column">
      <style:table-column-properties style:column-width="2.256cm"/>
    </style:style>
    <style:style style:name="Таблиця1.C" style:family="table-column">
      <style:table-column-properties style:column-width="2.26cm"/>
    </style:style>
    <style:style style:name="Таблиця1.1" style:family="table-row">
      <style:table-row-properties style:min-row-height="0.529cm" fo:keep-together="auto"/>
    </style:style>
    <style:style style:name="Таблиця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1.C1" style:family="table-cell">
      <style:table-cell-properties style:vertical-align="bottom" fo:padding="0.097cm" fo:border="0.5pt solid #000000"/>
    </style:style>
    <style:style style:name="Таблиця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1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4.199cm" fo:margin-left="-0.106cm" fo:margin-top="0cm" fo:margin-bottom="0cm" table:align="left"/>
    </style:style>
    <style:style style:name="Таблиця2.A" style:family="table-column">
      <style:table-column-properties style:column-width="3.508cm"/>
    </style:style>
    <style:style style:name="Таблиця2.B" style:family="table-column">
      <style:table-column-properties style:column-width="7.086cm"/>
    </style:style>
    <style:style style:name="Таблиця2.C" style:family="table-column">
      <style:table-column-properties style:column-width="3.605cm"/>
    </style:style>
    <style:style style:name="Таблиця2.1" style:family="table-row">
      <style:table-row-properties style:min-row-height="0.529cm" fo:keep-together="auto"/>
    </style:style>
    <style:style style:name="Таблиця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я2.B1" style:family="table-cell">
      <style:table-cell-properties style:vertical-align="bottom" fo:padding="0.097cm" fo:border="0.5pt solid #000000"/>
    </style:style>
    <style:style style:name="Таблиця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я2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e5770" officeooo:paragraph-rsid="0013c951"/>
    </style:style>
    <style:style style:name="P2" style:family="paragraph" style:parent-style-name="Heading_20_3">
      <style:paragraph-properties fo:margin-top="0.046cm" fo:margin-bottom="0.011cm" style:contextual-spacing="false"/>
      <style:text-properties officeooo:paragraph-rsid="0013c951"/>
    </style:style>
    <style:style style:name="P3" style:family="paragraph" style:parent-style-name="Heading_20_4">
      <style:text-properties officeooo:rsid="001e5770" officeooo:paragraph-rsid="0013c951"/>
    </style:style>
    <style:style style:name="P4" style:family="paragraph" style:parent-style-name="Heading_20_4">
      <style:text-properties officeooo:paragraph-rsid="0013c951"/>
    </style:style>
    <style:style style:name="P5" style:family="paragraph" style:parent-style-name="Standard">
      <style:text-properties officeooo:rsid="001e5770" officeooo:paragraph-rsid="0013c951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text-properties officeooo:paragraph-rsid="0013c951"/>
    </style:style>
    <style:style style:name="P9" style:family="paragraph" style:parent-style-name="Text_20_body" style:list-style-name="L1">
      <style:text-properties officeooo:rsid="001e5770" officeooo:paragraph-rsid="0013c951"/>
    </style:style>
    <style:style style:name="P10" style:family="paragraph" style:parent-style-name="Text_20_body">
      <style:text-properties officeooo:rsid="001e5770" officeooo:paragraph-rsid="0013c951"/>
    </style:style>
    <style:style style:name="P11" style:family="paragraph" style:parent-style-name="Text_20_body" style:list-style-name="L1">
      <style:text-properties officeooo:rsid="0013c951" officeooo:paragraph-rsid="0013c951"/>
    </style:style>
    <style:style style:name="T1" style:family="text">
      <style:text-properties officeooo:rsid="00229b13"/>
    </style:style>
    <style:style style:name="T2" style:family="text">
      <style:text-properties officeooo:rsid="0013c951"/>
    </style:style>
    <style:style style:name="T3" style:family="text">
      <style:text-properties officeooo:rsid="001e577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віт про лабораторну роботу №<text:span text:style-name="T2">2</text:span></text:h>
      <text:h text:style-name="P2" text:outline-level="3">з дисципліни “Кластерні розрахунки” (High-Performance Computing)</text:h>
      <text:h text:style-name="P2" text:outline-level="3"><text:span text:style-name="T1">с</text:span>тудента 1 курсу групи ПЗС-1</text:h>
      <text:h text:style-name="P2" text:outline-level="3">Грищенка Юрія</text:h>
      <text:p text:style-name="P5"/>
      <text:h text:style-name="P1" text:outline-level="1">Тема: Паралельний алгоритм множення матриці на <text:span text:style-name="T2">матрицю</text:span></text:h>
      <text:p text:style-name="P10">Робота виконана з використанням бібліотеки <text:span text:style-name="T2">Intel MPI</text:span> на ОС Linux.</text:p>
      <text:p text:style-name="P10">(див. відео з Google Drive)</text:p>
      <text:h text:style-name="P4" text:outline-level="4"><text:span text:style-name="T3">Результати</text:span></text:h>
      <text:p text:style-name="P8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B"/>
        <table:table-row table:style-name="Таблиця1.1">
          <table:table-cell table:style-name="Таблиця1.A1" office:value-type="string">
            <text:p text:style-name="P6">Matrix size</text:p>
          </table:table-cell>
          <table:table-cell table:style-name="Таблиця1.A1" office:value-type="string">
            <text:p text:style-name="P6">Serial</text:p>
          </table:table-cell>
          <table:table-cell table:style-name="Таблиця1.C1" table:number-columns-spanned="2" office:value-type="string">
            <text:p text:style-name="P6">Parallel</text:p>
          </table:table-cell>
          <table:covered-table-cell/>
        </table:table-row>
        <table:table-row table:style-name="Таблиця1.1"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/>
          </table:table-cell>
          <table:table-cell table:style-name="Таблиця1.C2" table:number-columns-spanned="2" office:value-type="string">
            <text:p text:style-name="P6">4 processors</text:p>
          </table:table-cell>
          <table:covered-table-cell/>
        </table:table-row>
        <table:table-row table:style-name="Таблиця1.1"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/>
          </table:table-cell>
          <table:table-cell table:style-name="Таблиця1.A2" office:value-type="string">
            <text:p text:style-name="P6">Time</text:p>
          </table:table-cell>
          <table:table-cell table:style-name="Таблиця1.C2" office:value-type="string">
            <text:p text:style-name="P6">Speedup</text:p>
          </table:table-cell>
        </table:table-row>
        <table:table-row table:style-name="Таблиця1.1">
          <table:table-cell table:style-name="Таблиця1.A2" office:value-type="string">
            <text:p text:style-name="P7">10</text:p>
          </table:table-cell>
          <table:table-cell table:style-name="Таблиця1.A2" office:value-type="string">
            <text:p text:style-name="P7">0,00002</text:p>
          </table:table-cell>
          <table:table-cell table:style-name="Таблиця1.A2" office:value-type="string">
            <text:p text:style-name="P7">0,00036</text:p>
          </table:table-cell>
          <table:table-cell table:style-name="Таблиця1.C2" office:value-type="string">
            <text:p text:style-name="P7">-0,00034</text:p>
          </table:table-cell>
        </table:table-row>
        <table:table-row table:style-name="Таблиця1.1">
          <table:table-cell table:style-name="Таблиця1.A2" office:value-type="string">
            <text:p text:style-name="P7">100</text:p>
          </table:table-cell>
          <table:table-cell table:style-name="Таблиця1.A2" office:value-type="string">
            <text:p text:style-name="P7">0,01102</text:p>
          </table:table-cell>
          <table:table-cell table:style-name="Таблиця1.A2" office:value-type="string">
            <text:p text:style-name="P7">0,00623</text:p>
          </table:table-cell>
          <table:table-cell table:style-name="Таблиця1.C2" office:value-type="string">
            <text:p text:style-name="P7">0,00479</text:p>
          </table:table-cell>
        </table:table-row>
        <table:table-row table:style-name="Таблиця1.1">
          <table:table-cell table:style-name="Таблиця1.A2" office:value-type="string">
            <text:p text:style-name="P7">500</text:p>
          </table:table-cell>
          <table:table-cell table:style-name="Таблиця1.A2" office:value-type="string">
            <text:p text:style-name="P7">2,26221</text:p>
          </table:table-cell>
          <table:table-cell table:style-name="Таблиця1.A2" office:value-type="string">
            <text:p text:style-name="P7">0,50225</text:p>
          </table:table-cell>
          <table:table-cell table:style-name="Таблиця1.C2" office:value-type="string">
            <text:p text:style-name="P7">1,75996</text:p>
          </table:table-cell>
        </table:table-row>
        <table:table-row table:style-name="Таблиця1.1">
          <table:table-cell table:style-name="Таблиця1.A2" office:value-type="string">
            <text:p text:style-name="P7">1000</text:p>
          </table:table-cell>
          <table:table-cell table:style-name="Таблиця1.A2" office:value-type="string">
            <text:p text:style-name="P7">12,00000</text:p>
          </table:table-cell>
          <table:table-cell table:style-name="Таблиця1.A2" office:value-type="string">
            <text:p text:style-name="P7">4,62900</text:p>
          </table:table-cell>
          <table:table-cell table:style-name="Таблиця1.C2" office:value-type="string">
            <text:p text:style-name="P7">7,37100</text:p>
          </table:table-cell>
        </table:table-row>
        <table:table-row table:style-name="Таблиця1.1">
          <table:table-cell table:style-name="Таблиця1.A2" office:value-type="string">
            <text:p text:style-name="P7">1500</text:p>
          </table:table-cell>
          <table:table-cell table:style-name="Таблиця1.A2" office:value-type="string">
            <text:p text:style-name="P7">49,60608</text:p>
          </table:table-cell>
          <table:table-cell table:style-name="Таблиця1.A2" office:value-type="string">
            <text:p text:style-name="P7">20,65509</text:p>
          </table:table-cell>
          <table:table-cell table:style-name="Таблиця1.C2" office:value-type="string">
            <text:p text:style-name="P7">28,95098</text:p>
          </table:table-cell>
        </table:table-row>
        <table:table-row table:style-name="Таблиця1.1">
          <table:table-cell table:style-name="Таблиця1.A2" office:value-type="string">
            <text:p text:style-name="P7">2000</text:p>
          </table:table-cell>
          <table:table-cell table:style-name="Таблиця1.A2" office:value-type="string">
            <text:p text:style-name="P7">104,29314</text:p>
          </table:table-cell>
          <table:table-cell table:style-name="Таблиця1.A2" office:value-type="string">
            <text:p text:style-name="P7">30,15918</text:p>
          </table:table-cell>
          <table:table-cell table:style-name="Таблиця1.C2" office:value-type="string">
            <text:p text:style-name="P7">74,13396</text:p>
          </table:table-cell>
        </table:table-row>
        <table:table-row table:style-name="Таблиця1.1">
          <table:table-cell table:style-name="Таблиця1.A2" office:value-type="string">
            <text:p text:style-name="P7">3000</text:p>
          </table:table-cell>
          <table:table-cell table:style-name="Таблиця1.A2" office:value-type="string">
            <text:p text:style-name="P7">365,00000</text:p>
          </table:table-cell>
          <table:table-cell table:style-name="Таблиця1.A2" office:value-type="string">
            <text:p text:style-name="P7">108,00000</text:p>
          </table:table-cell>
          <table:table-cell table:style-name="Таблиця1.C2" office:value-type="string">
            <text:p text:style-name="P7">257,00000</text:p>
          </table:table-cell>
        </table:table-row>
      </table:table>
      <text:p text:style-name="Standard"/>
      <text:p text:style-name="P8"/>
      <text:p text:style-name="P8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6">Matrix size</text:p>
          </table:table-cell>
          <table:table-cell table:style-name="Таблиця2.B1" table:number-columns-spanned="2" office:value-type="string">
            <text:p text:style-name="P6">4 processors</text:p>
          </table:table-cell>
          <table:covered-table-cell/>
        </table:table-row>
        <table:table-row table:style-name="Таблиця2.1">
          <table:table-cell table:style-name="Таблиця2.A2" office:value-type="string">
            <text:p text:style-name="P6"/>
          </table:table-cell>
          <table:table-cell table:style-name="Таблиця2.A2" office:value-type="string">
            <text:p text:style-name="P6">Model</text:p>
          </table:table-cell>
          <table:table-cell table:style-name="Таблиця2.C2" office:value-type="string">
            <text:p text:style-name="P6">Experiment</text:p>
          </table:table-cell>
        </table:table-row>
        <table:table-row table:style-name="Таблиця2.1">
          <table:table-cell table:style-name="Таблиця2.A2" office:value-type="string">
            <text:p text:style-name="P7">10</text:p>
          </table:table-cell>
          <table:table-cell table:style-name="Таблиця2.A2" office:value-type="string">
            <text:p text:style-name="P7">5,7028514257129E-07</text:p>
          </table:table-cell>
          <table:table-cell table:style-name="Таблиця2.C2" office:value-type="string">
            <text:p text:style-name="P7">0,00004</text:p>
          </table:table-cell>
        </table:table-row>
        <table:table-row table:style-name="Таблиця2.1">
          <table:table-cell table:style-name="Таблиця2.A2" office:value-type="string">
            <text:p text:style-name="P7">100</text:p>
          </table:table-cell>
          <table:table-cell table:style-name="Таблиця2.A2" office:value-type="string">
            <text:p text:style-name="P7">5,97298649324662E-05</text:p>
          </table:table-cell>
          <table:table-cell table:style-name="Таблиця2.C2" office:value-type="string">
            <text:p text:style-name="P7">0,00014</text:p>
          </table:table-cell>
        </table:table-row>
        <table:table-row table:style-name="Таблиця2.1">
          <table:table-cell table:style-name="Таблиця2.A2" office:value-type="string">
            <text:p text:style-name="P7">500</text:p>
          </table:table-cell>
          <table:table-cell table:style-name="Таблиця2.A2" office:value-type="string">
            <text:p text:style-name="P7">0,00149924962481241</text:p>
          </table:table-cell>
          <table:table-cell table:style-name="Таблиця2.C2" office:value-type="string">
            <text:p text:style-name="P7">0,00679</text:p>
          </table:table-cell>
        </table:table-row>
        <table:table-row table:style-name="Таблиця2.1">
          <table:table-cell table:style-name="Таблиця2.A2" office:value-type="string">
            <text:p text:style-name="P7">1000</text:p>
          </table:table-cell>
          <table:table-cell table:style-name="Таблиця2.A2" office:value-type="string">
            <text:p text:style-name="P7">0,006</text:p>
          </table:table-cell>
          <table:table-cell table:style-name="Таблиця2.C2" office:value-type="string">
            <text:p text:style-name="P7">0,02460</text:p>
          </table:table-cell>
        </table:table-row>
        <table:table-row table:style-name="Таблиця2.1">
          <table:table-cell table:style-name="Таблиця2.A2" office:value-type="string">
            <text:p text:style-name="P7">2000</text:p>
          </table:table-cell>
          <table:table-cell table:style-name="Таблиця2.A2" office:value-type="string">
            <text:p text:style-name="P7">0,0240060030015007</text:p>
          </table:table-cell>
          <table:table-cell table:style-name="Таблиця2.C2" office:value-type="string">
            <text:p text:style-name="P7">0,05437</text:p>
          </table:table-cell>
        </table:table-row>
        <table:table-row table:style-name="Таблиця2.1">
          <table:table-cell table:style-name="Таблиця2.A2" office:value-type="string">
            <text:p text:style-name="P7">3000</text:p>
          </table:table-cell>
          <table:table-cell table:style-name="Таблиця2.A2" office:value-type="string">
            <text:p text:style-name="P7">0,0540180090045023</text:p>
          </table:table-cell>
          <table:table-cell table:style-name="Таблиця2.C2" office:value-type="string">
            <text:p text:style-name="P7">0,09939</text:p>
          </table:table-cell>
        </table:table-row>
      </table:table>
      <text:p text:style-name="Standard"/>
      <text:p text:style-name="P8"/>
      <text:h text:style-name="P3" text:outline-level="4"><text:soft-page-break/>Висновки</text:h>
      <text:list xml:id="list561797919" text:style-name="L1">
        <text:list-item>
          <text:p text:style-name="P9">Визначили задачу множення матриці на <text:span text:style-name="T2">матрицю</text:span></text:p>
        </text:list-item>
        <text:list-item>
          <text:p text:style-name="P9">Імплементували послідовний та паралельний алгоритми для вирішення задачі</text:p>
        </text:list-item>
        <text:list-item>
          <text:p text:style-name="P9">Ознайомилися з <text:span text:style-name="T2">картезіанською (табличною) топологією, функціями MPI_Cart_*, використанням кількох комунікаторів</text:span></text:p>
        </text:list-item>
        <text:list-item>
          <text:p text:style-name="P9">Дослідили час виконання алгоритмів над вхідними даними різного розміру</text:p>
        </text:list-item>
        <text:list-item>
          <text:p text:style-name="P9">Теоретично оцінили час виконання паралельного алгоритму, порівняли з дійсними результатами</text:p>
        </text:list-item>
        <text:list-item>
          <text:p text:style-name="P9">Отримали очікуваний результат: <text:span text:style-name="T2">паралельний</text:span> алгоритм швидший за <text:span text:style-name="T2">послідовний</text:span>. </text:p>
          <text:list>
            <text:list-item>
              <text:p text:style-name="P9"><text:span text:style-name="T2">В порівнянні з лабораторною роботою №1 послідовний алгоритм виконується над складнішою структурою даних, яка не чітко відображається лінійно в оперативній пам’яті, отже кеш процесора відіграє набагато меншу роль.</text:span></text:p>
            </text:list-item>
            <text:list-item>
              <text:p text:style-name="P11">Також можливо, що паралельний алгоритм дає очікуваніший результат (в порівнянні з лабораторною №1) через заміну OpenMPI на Intel MPI.</text:p>
            </text:list-item>
            <text:list-item>
              <text:p text:style-name="P11">При цьому все ж бачимо, що результат на практиці приблизно вдвічі повільніший за теоретичний. Причиною може бути складність топології при паралелізації даного алгоритму і спричинені цим затримки (синхронізації процесів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1:51:37.511579464</meta:creation-date>
    <meta:editing-cycles>1</meta:editing-cycles>
    <meta:editing-duration>PT9M41S</meta:editing-duration>
    <dc:date>2022-11-21T02:01:18.236020172</dc:date>
    <meta:document-statistic meta:table-count="2" meta:image-count="0" meta:object-count="0" meta:page-count="2" meta:paragraph-count="74" meta:word-count="238" meta:character-count="1768" meta:non-whitespace-character-count="1612"/>
    <meta:generator>LibreOffice/7.3.7.2$Linux_X86_64 LibreOffice_project/30$Build-2</meta:generator>
  </office:meta>
</office:document-meta>
</file>